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P6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<text:s/>4</text:p>
      <text:p text:style-name="Normal">October<text:s/>21, 2025.<text:s/></text:p>
      <text:p text:style-name="Normal">12:00</text:p>
      <text:p text:style-name="Normal">Attendees:</text:p>
      <text:p text:style-name="Normal">Tania Reyes, Ben Crosfield</text:p>
      <text:p text:style-name="Normal"/>
      <text:p text:style-name="Normal"><text:span text:style-name="T2">1. Agenda</text:span></text:p>
      <text:p text:style-name="Normal">- Quality Requirements need to be completed</text:p>
      <text:p text:style-name="Normal">-Finish Use Case Diagram</text:p>
      <text:p text:style-name="Normal">- Start working on Activity Diagram</text:p>
      <text:p text:style-name="Normal"/>
      <text:p text:style-name="P3">2. Progress Since Last Meeting</text:p>
      <text:p text:style-name="Normal">-Lucas, Ben, and Tania have shown their quality requirements to the rest of the group.<text:s/></text:p>
      <text:p text:style-name="Normal">-Group members have started their Use Case Model.<text:s/></text:p>
      <text:p text:style-name="Normal"/>
      <text:p text:style-name="Normal"><text:span text:style-name="T4">3. Actions Agreed (Next Steps)</text:span></text:p>
      <text:list text:style-name="LFO1" text:continue-numbering="true">
        <text:list-item>
          <text:p text:style-name="P5">Finalise Use Case Diagram + upload to Github</text:p>
        </text:list-item>
        <text:list-item>
          <text:p text:style-name="P6">Work on Activity Diagram</text:p>
        </text:list-item>
      </text:list>
      <text:p text:style-name="Normal"/>
      <text:p text:style-name="Normal"><text:span text:style-name="T7">4. Issues to Solve</text:span></text:p>
      <text:p text:style-name="Normal">- <text:s/>One group member has not sent their part of the work. Group leader will contact him for updates on coursework.<text:s/></text:p>
      <text:p text:style-name="Normal"/>
      <text:p text:style-name="Normal"><text:span text:style-name="T8">5. Next Meeting</text:span></text:p>
      <text:p text:style-name="Normal">Next practical session (October 28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2-02T12:53:00Z</meta:creation-date>
    <dc:date>2025-12-02T12:53:00Z</dc:date>
    <meta:template xlink:href="Normal" xlink:type="simple"/>
    <meta:editing-cycles>2</meta:editing-cycles>
    <meta:editing-duration>PT0S</meta:editing-duration>
    <meta:document-statistic meta:page-count="1" meta:paragraph-count="1" meta:word-count="97" meta:character-count="655" meta:row-count="4" meta:non-whitespace-character-count="559"/>
  </office:meta>
</office:document-meta>
</file>